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e5a96" draw:textarea-horizontal-align="justify" draw:textarea-vertical-align="middle" draw:auto-grow-height="false" fo:min-height="0.893cm" fo:min-width="9.66cm"/>
    </style:style>
    <style:style style:name="gr2" style:family="graphic" style:parent-style-name="standard">
      <style:graphic-properties draw:fill-color="#1e5a96" draw:textarea-horizontal-align="justify" draw:textarea-vertical-align="middle" draw:auto-grow-height="false" fo:min-height="0.893cm" fo:min-width="4.834cm"/>
    </style:style>
    <style:style style:name="gr3" style:family="graphic" style:parent-style-name="standard">
      <style:graphic-properties draw:fill-color="#1e5a96" draw:textarea-horizontal-align="justify" draw:textarea-vertical-align="middle" draw:auto-grow-height="false" fo:min-height="0.893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5.83cm" fo:min-width="0.136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781cm"/>
    </style:style>
    <style:style style:name="gr6" style:family="graphic" style:parent-style-name="objectwithoutfill">
      <style:graphic-properties svg:stroke-width="0.035cm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4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928cm"/>
    </style:style>
    <style:style style:name="P1" style:family="paragraph">
      <style:paragraph-properties fo:text-align="center"/>
      <style:text-properties style:font-name="Roboto"/>
    </style:style>
    <style:style style:name="P2" style:family="paragraph">
      <loext:graphic-properties draw:fill-color="#1e5a96"/>
      <style:paragraph-properties fo:text-align="center"/>
      <style:text-properties fo:color="#ffffff" style:font-name="Roboto"/>
    </style:style>
    <style:style style:name="P3" style:family="paragraph">
      <loext:graphic-properties draw:fill-color="#1e5a9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Roboto"/>
    </style:style>
    <style:style style:name="P6" style:family="paragraph">
      <loext:graphic-properties draw:fill="none" draw:fill-color="#ffffff"/>
      <style:text-properties style:font-name="Roboto"/>
    </style:style>
    <style:style style:name="P7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T1" style:family="text">
      <style:text-properties fo:color="#ffffff" style:font-name="Roboto"/>
    </style:style>
    <style:style style:name="T2" style:family="text">
      <style:text-properties style:font-name="Roboto"/>
    </style:style>
    <style:style style:name="T3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.143cm" svg:x="8.447cm" svg:y="9.382cm">
          <text:p text:style-name="P1"><text:span text:style-name="T1">Object Address - 44 bits (16 TiB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34cm" svg:height="1.143cm" svg:x="1.635cm" svg:y="9.382cm">
          <text:p text:style-name="P1"><text:span text:style-name="T1">Unused - 16 bi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0.254cm" svg:height="1.143cm" svg:x="7.409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254cm" svg:height="1.143cm" svg:x="7.755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254cm" svg:height="1.143cm" svg:x="7.062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0.254cm" svg:height="1.143cm" svg:x="8.102cm" svg:y="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7.018cm" draw:transform="rotate (-1.5707963267949) translate (18.653cm 10.779cm)">
          <text:p/>
          <draw:enhanced-geometry svg:viewBox="0 0 21600 21600" draw:mirror-horizontal="false" draw:mirror-vertical="false" draw:glue-points="0 0 0 21600 21600 10800" draw:text-areas="0 ?f9 7800 ?f10" draw:type="right-brace" draw:modifiers="1800 10810.70866141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6" draw:layer="layout" svg:width="6.344cm" svg:height="1.085cm" svg:x="7.123cm" svg:y="12.919cm">
          <draw:text-box>
            <text:p text:style-name="P5"><text:span text:style-name="T2">64-bit Object Pointer</text:span></text:p>
          </draw:text-box>
        </draw:frame>
        <draw:connector draw:style-name="gr6" draw:text-style-name="P4" draw:layer="layout" draw:type="line" svg:x1="4.659cm" svg:y1="8.403cm" svg:x2="7.189cm" svg:y2="9.382cm" draw:start-shape="id1" draw:start-glue-point="2" draw:end-shape="id2" draw:end-glue-point="0" svg:d="M4659 8403l2530 979" svg:viewBox="0 0 2531 980">
          <text:p/>
        </draw:connector>
        <draw:connector draw:style-name="gr7" draw:text-style-name="P4" draw:layer="layout" draw:type="line" svg:x1="6.779cm" svg:y1="7.614cm" svg:x2="7.536cm" svg:y2="9.382cm" draw:start-shape="id3" draw:start-glue-point="2" draw:end-shape="id4" draw:end-glue-point="0" svg:d="M6779 7614l757 1768" svg:viewBox="0 0 758 1769">
          <text:p/>
        </draw:connector>
        <draw:connector draw:style-name="gr7" draw:text-style-name="P4" draw:layer="layout" draw:type="line" svg:x1="9.336cm" svg:y1="7.614cm" svg:x2="7.882cm" svg:y2="9.382cm" draw:start-shape="id5" draw:start-glue-point="2" draw:end-shape="id6" draw:end-glue-point="0" svg:d="M9336 7614l-1454 1768" svg:viewBox="0 0 1455 1769">
          <text:p/>
        </draw:connector>
        <draw:frame draw:style-name="gr8" draw:text-style-name="P7" xml:id="id1" draw:id="id1" draw:layer="layout" svg:width="2.894cm" svg:height="0.899cm" svg:x="3.212cm" svg:y="7.504cm">
          <draw:text-box>
            <text:p text:style-name="P5"><text:span text:style-name="T3">Finalizable</text:span></text:p>
          </draw:text-box>
        </draw:frame>
        <draw:frame draw:style-name="gr9" draw:text-style-name="P7" xml:id="id3" draw:id="id3" draw:layer="layout" svg:width="2.919cm" svg:height="0.899cm" svg:x="5.32cm" svg:y="6.715cm">
          <draw:text-box>
            <text:p text:style-name="P5"><text:span text:style-name="T3">Remapped</text:span></text:p>
          </draw:text-box>
        </draw:frame>
        <draw:frame draw:style-name="gr10" draw:text-style-name="P7" xml:id="id5" draw:id="id5" draw:layer="layout" svg:width="2.449cm" svg:height="0.899cm" svg:x="8.112cm" svg:y="6.715cm">
          <draw:text-box>
            <text:p text:style-name="P5"><text:span text:style-name="T3">Marked1</text:span></text:p>
          </draw:text-box>
        </draw:frame>
        <draw:frame draw:style-name="gr10" draw:text-style-name="P7" xml:id="id7" draw:id="id7" draw:layer="layout" svg:width="2.449cm" svg:height="0.899cm" svg:x="9.494cm" svg:y="7.504cm">
          <draw:text-box>
            <text:p text:style-name="P5"><text:span text:style-name="T3">Marked0</text:span></text:p>
          </draw:text-box>
        </draw:frame>
        <draw:connector draw:style-name="gr7" draw:text-style-name="P4" draw:layer="layout" draw:type="line" svg:x1="10.718cm" svg:y1="8.403cm" svg:x2="8.229cm" svg:y2="9.382cm" draw:start-shape="id7" draw:start-glue-point="2" draw:end-shape="id8" draw:end-glue-point="0" svg:d="M10718 8403l-2489 979" svg:viewBox="0 0 2490 9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Tschan</meta:initial-creator>
    <meta:creation-date>2020-04-24T11:00:18.507169928</meta:creation-date>
    <dc:date>2020-04-26T20:54:15.612717667</dc:date>
    <dc:creator>Daniel Tschan</dc:creator>
    <meta:editing-duration>PT30M51S</meta:editing-duration>
    <meta:editing-cycles>6</meta:editing-cycles>
    <meta:generator>LibreOffice/5.3.6.1$Linux_X86_64 LibreOffice_project/30$Build-1</meta:generator>
    <meta:document-statistic meta:object-count="16"/>
  </office:meta>
</office:document-meta>
</file>